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textarea-horizontal-align="justify" draw:textarea-vertical-align="middle" draw:auto-grow-height="false" fo:min-height="0.893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1.746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0.38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rimson Tex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rimson Tex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2" draw:layer="layout" svg:width="3.81cm" svg:height="1.143cm" svg:x="0.208cm" svg:y="4.828cm">
          <text:p text:style-name="P1"><text:span text:style-name="T1">doc_size_se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143cm" svg:x="0.235cm" svg:y="0.108cm">
          <text:p text:style-name="P1"><text:span text:style-name="T1">doc_tf_se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143cm" svg:x="0.135cm" svg:y="2.483cm">
          <text:p text:style-name="P1"><text:span text:style-name="T1">doc_sim_seq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246cm" svg:height="1.143cm" svg:x="5.29cm" svg:y="1.131cm">
          <text:p text:style-name="P1"><text:span text:style-name="T1">LSTM</text:span>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3" draw:text-style-name="P2" draw:layer="layout" svg:width="3.81cm" svg:height="1.143cm" svg:x="0.235cm" svg:y="1.151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889cm" svg:height="0.762cm" svg:x="1.659cm" svg:y="1.3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889cm" svg:height="0.762cm" svg:x="2.959cm" svg:y="1.3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889cm" svg:height="0.762cm" svg:x="0.459cm" svg:y="1.378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3" draw:text-style-name="P2" draw:layer="layout" svg:width="3.81cm" svg:height="1.143cm" svg:x="0.235cm" svg:y="3.4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889cm" svg:height="0.762cm" svg:x="1.659cm" svg:y="3.6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889cm" svg:height="0.762cm" svg:x="2.959cm" svg:y="3.6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889cm" svg:height="0.762cm" svg:x="0.459cm" svg:y="3.678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3" draw:text-style-name="P2" draw:layer="layout" svg:width="3.81cm" svg:height="1.143cm" svg:x="0.235cm" svg:y="5.8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889cm" svg:height="0.762cm" svg:x="1.659cm" svg:y="6.0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889cm" svg:height="0.762cm" svg:x="2.959cm" svg:y="6.0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889cm" svg:height="0.762cm" svg:x="0.459cm" svg:y="6.0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xml:id="id4" draw:id="id4" draw:layer="layout" svg:width="2.246cm" svg:height="1.143cm" svg:x="5.29cm" svg:y="3.431cm">
          <text:p text:style-name="P1"><text:span text:style-name="T1">LST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246cm" svg:height="1.143cm" svg:x="5.29cm" svg:y="5.831cm">
          <text:p text:style-name="P1"><text:span text:style-name="T1">LSTM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045cm" svg:y1="1.722cm" svg:x2="5.29cm" svg:y2="1.702cm" draw:start-shape="id1" draw:start-glue-point="1" draw:end-shape="id2" draw:end-glue-point="3" svg:d="M4045 1722h623v-20h622" svg:viewBox="0 0 1246 21">
          <text:p/>
        </draw:connector>
        <draw:connector draw:style-name="gr5" draw:text-style-name="P3" draw:layer="layout" svg:x1="4.045cm" svg:y1="4.022cm" svg:x2="5.29cm" svg:y2="4.002cm" draw:start-shape="id3" draw:start-glue-point="1" draw:end-shape="id4" draw:end-glue-point="3" svg:d="M4045 4022h623v-20h622" svg:viewBox="0 0 1246 21">
          <text:p/>
        </draw:connector>
        <draw:connector draw:style-name="gr5" draw:text-style-name="P3" draw:layer="layout" svg:x1="4.045cm" svg:y1="6.422cm" svg:x2="5.29cm" svg:y2="6.402cm" draw:start-shape="id5" draw:start-glue-point="1" draw:end-shape="id6" draw:end-glue-point="3" svg:d="M4045 6422h623v-20h622" svg:viewBox="0 0 1246 21">
          <text:p/>
        </draw:connector>
        <draw:custom-shape draw:style-name="gr6" draw:text-style-name="P1" xml:id="id7" draw:id="id7" draw:layer="layout" svg:width="1.397cm" svg:height="1.397cm" svg:x="9.103cm" svg:y="2.032cm">
          <text:p text:style-name="P1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1.397cm" svg:height="1.397cm" svg:x="9.203cm" svg:y="4.732cm">
          <text:p text:style-name="P1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536cm" svg:y1="1.702cm" svg:x2="9.103cm" svg:y2="2.731cm" draw:start-shape="id2" draw:start-glue-point="1" draw:end-shape="id7" draw:end-glue-point="6" svg:d="M7536 1702l1567 1029" svg:viewBox="0 0 1568 1030">
          <text:p/>
        </draw:connector>
        <draw:connector draw:style-name="gr5" draw:text-style-name="P3" draw:layer="layout" draw:type="line" svg:x1="7.536cm" svg:y1="1.702cm" svg:x2="9.203cm" svg:y2="5.431cm" draw:start-shape="id2" draw:start-glue-point="1" draw:end-shape="id8" draw:end-glue-point="6" svg:d="M7536 1702l1667 3729" svg:viewBox="0 0 1668 3730">
          <text:p/>
        </draw:connector>
        <draw:connector draw:style-name="gr5" draw:text-style-name="P3" draw:layer="layout" draw:type="line" svg:x1="7.536cm" svg:y1="4.002cm" svg:x2="9.103cm" svg:y2="2.731cm" draw:start-shape="id4" draw:start-glue-point="1" draw:end-shape="id7" draw:end-glue-point="6" svg:d="M7536 4002l1567-1271" svg:viewBox="0 0 1568 1272">
          <text:p/>
        </draw:connector>
        <draw:connector draw:style-name="gr5" draw:text-style-name="P3" draw:layer="layout" draw:type="line" svg:x1="7.536cm" svg:y1="6.402cm" svg:x2="9.103cm" svg:y2="2.731cm" draw:start-shape="id6" draw:start-glue-point="1" draw:end-shape="id7" draw:end-glue-point="6" svg:d="M7536 6402l1567-3671" svg:viewBox="0 0 1568 3672">
          <text:p/>
        </draw:connector>
        <draw:connector draw:style-name="gr5" draw:text-style-name="P3" draw:layer="layout" draw:type="line" svg:x1="7.536cm" svg:y1="4.002cm" svg:x2="9.203cm" svg:y2="5.431cm" draw:start-shape="id4" draw:start-glue-point="1" draw:end-shape="id8" draw:end-glue-point="6" svg:d="M7536 4002l1667 1429" svg:viewBox="0 0 1668 1430">
          <text:p/>
        </draw:connector>
        <draw:connector draw:style-name="gr5" draw:text-style-name="P3" draw:layer="layout" draw:type="line" svg:x1="7.536cm" svg:y1="6.402cm" svg:x2="9.203cm" svg:y2="5.431cm" draw:start-shape="id6" draw:start-glue-point="1" draw:end-shape="id8" draw:end-glue-point="6" svg:d="M7536 6402l1667-971" svg:viewBox="0 0 1668 972">
          <text:p/>
        </draw:connector>
        <draw:connector draw:style-name="gr7" draw:text-style-name="P3" draw:layer="layout" draw:type="line" svg:x1="10.5cm" svg:y1="2.731cm" svg:x2="11.554cm" svg:y2="2.734cm" draw:start-shape="id7" draw:start-glue-point="10" svg:d="M10500 2731l1054 3" svg:viewBox="0 0 1055 4">
          <text:p text:style-name="P1"/>
        </draw:connector>
        <draw:connector draw:style-name="gr7" draw:text-style-name="P3" draw:layer="layout" draw:type="line" svg:x1="10.6cm" svg:y1="5.431cm" svg:x2="11.554cm" svg:y2="5.446cm" draw:start-shape="id8" draw:start-glue-point="10" svg:d="M10600 5431l954 15" svg:viewBox="0 0 955 16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" fo:font-family="'Nimbus Roman No9 L'" style:font-style-name="Regular" style:font-family-generic="roman" style:font-pitch="variable" fo:font-size="14pt" style:font-name-complex="Nimbus Roman No9 L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11.989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/>
    <meta:initial-creator>Unknown</meta:initial-creator>
    <meta:editing-cycles>29</meta:editing-cycles>
    <dc:date>2019-08-24T10:20:56.429403279</dc:date>
    <meta:creation-date>2016-08-10T12:12:58</meta:creation-date>
    <meta:editing-duration>PT2H14M55S</meta:editing-duration>
    <meta:document-statistic meta:object-count="34"/>
    <meta:user-defined meta:name="email">kariminfo0@gmail.com</meta:user-defined>
  </office:meta>
</office:document-meta>
</file>